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2.288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4.752cm"/>
    </style:style>
    <style:style style:name="co8" style:family="table-column">
      <style:table-column-properties fo:break-before="auto" style:column-width="5.029cm"/>
    </style:style>
    <style:style style:name="co9" style:family="table-column">
      <style:table-column-properties fo:break-before="auto" style:column-width="1.976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0.901cm"/>
    </style:style>
    <style:style style:name="co12" style:family="table-column">
      <style:table-column-properties fo:break-before="auto" style:column-width="3.953cm"/>
    </style:style>
    <style:style style:name="co13" style:family="table-column">
      <style:table-column-properties fo:break-before="auto" style:column-width="4.7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>
            <text:p>infectés</text:p>
          </table:table-cell>
          <table:table-cell table:number-columns-repeated="5"/>
          <table:table-cell office:value-type="string">
            <text:p>sains</text:p>
          </table:table-cell>
          <table:table-cell table:number-columns-repeated="5"/>
          <table:table-cell office:value-type="string">
            <text:p>retraités</text:p>
          </table:table-cell>
          <table:table-cell table:number-columns-repeated="5"/>
          <table:table-cell office:value-type="string">
            <text:p>différences</text:p>
          </table:table-cell>
          <table:table-cell table:number-columns-repeated="6"/>
        </table:table-row>
        <table:table-row table:style-name="ro2">
          <table:table-cell office:value-type="string">
            <text:p>x</text:p>
          </table:table-cell>
          <table:table-cell office:value-type="string">
            <text:p>hauteur max – y</text:p>
          </table:table-cell>
          <table:table-cell office:value-type="string">
            <text:p>y</text:p>
          </table:table-cell>
          <table:table-cell office:value-type="string">
            <text:p>pour xmax = 25</text:p>
          </table:table-cell>
          <table:table-cell office:value-type="string">
            <text:p>pour ymax = 10**5</text:p>
          </table:table-cell>
          <table:table-cell/>
          <table:table-cell office:value-type="string">
            <text:p>x</text:p>
          </table:table-cell>
          <table:table-cell office:value-type="string">
            <text:p>hauteur max – y</text:p>
          </table:table-cell>
          <table:table-cell office:value-type="string">
            <text:p>y</text:p>
          </table:table-cell>
          <table:table-cell office:value-type="string">
            <text:p>pour xmax = 25</text:p>
          </table:table-cell>
          <table:table-cell office:value-type="string">
            <text:p>pour ymax = 10**5</text:p>
          </table:table-cell>
          <table:table-cell/>
          <table:table-cell office:value-type="string">
            <text:p>x</text:p>
          </table:table-cell>
          <table:table-cell office:value-type="string">
            <text:p>hauteur max – y</text:p>
          </table:table-cell>
          <table:table-cell office:value-type="string">
            <text:p>y</text:p>
          </table:table-cell>
          <table:table-cell office:value-type="string">
            <text:p>pour xmax = 25</text:p>
          </table:table-cell>
          <table:table-cell office:value-type="string">
            <text:p>pour ymax = 10**5</text:p>
          </table:table-cell>
          <table:table-cell/>
          <table:table-cell office:value-type="string">
            <text:p>sains</text:p>
          </table:table-cell>
          <table:table-cell office:value-type="string">
            <text:p>infectés</text:p>
          </table:table-cell>
          <table:table-cell office:value-type="string">
            <text:p>retraités</text:p>
          </table:table-cell>
          <table:table-cell/>
          <table:table-cell office:value-type="string">
            <text:p>moyenne de différenc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575-[.B4]" office:value-type="float" office:value="0">
            <text:p>0</text:p>
          </table:table-cell>
          <table:table-cell table:formula="of:=[.A4]*(25/914)" office:value-type="float" office:value="0">
            <text:p>0</text:p>
          </table:table-cell>
          <table:table-cell table:formula="of:=[.C4]*(10^5/575)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575-[.H4]" office:value-type="float" office:value="575">
            <text:p>575</text:p>
          </table:table-cell>
          <table:table-cell table:formula="of:=[.G4]*(25/914)" office:value-type="float" office:value="0">
            <text:p>0</text:p>
          </table:table-cell>
          <table:table-cell table:formula="of:=[.I4]*(10^5/575)" office:value-type="float" office:value="100000">
            <text:p>100000</text:p>
          </table:table-cell>
          <table:table-cell/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575-[.N4]" office:value-type="float" office:value="0">
            <text:p>0</text:p>
          </table:table-cell>
          <table:table-cell table:formula="of:=[.M4]*(25/914)" office:value-type="float" office:value="0">
            <text:p>0</text:p>
          </table:table-cell>
          <table:table-cell table:formula="of:=[.O4]*(10^5/575)" office:value-type="float" office:value="0">
            <text:p>0</text:p>
          </table:table-cell>
          <table:table-cell/>
          <table:table-cell table:formula="of:=ABS([.K4]-[.K33])" office:value-type="float" office:value="10">
            <text:p>10</text:p>
          </table:table-cell>
          <table:table-cell table:formula="of:=ABS([.E4]-[.E33])" office:value-type="float" office:value="10">
            <text:p>10</text:p>
          </table:table-cell>
          <table:table-cell table:formula="of:=ABS(4-[.Q33])" office:value-type="float" office:value="4">
            <text:p>4</text:p>
          </table:table-cell>
          <table:table-cell/>
          <table:table-cell office:value-type="string">
            <text:p>sains</text:p>
          </table:table-cell>
          <table:table-cell office:value-type="string">
            <text:p>infectés</text:p>
          </table:table-cell>
          <table:table-cell office:value-type="string">
            <text:p>retraité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75">
            <text:p>575</text:p>
          </table:table-cell>
          <table:table-cell table:formula="of:=575-[.B5]" office:value-type="float" office:value="0">
            <text:p>0</text:p>
          </table:table-cell>
          <table:table-cell table:formula="of:=[.A5]*(25/914)" office:value-type="float" office:value="1.01203501094092">
            <text:p>1,0120350109</text:p>
          </table:table-cell>
          <table:table-cell table:formula="of:=[.C5]*(10^5/575)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575-[.H5]" office:value-type="float" office:value="575">
            <text:p>575</text:p>
          </table:table-cell>
          <table:table-cell table:formula="of:=[.G5]*(25/914)" office:value-type="float" office:value="1.01203501094092">
            <text:p>1,0120350109</text:p>
          </table:table-cell>
          <table:table-cell table:formula="of:=[.I5]*(10^5/575)" office:value-type="float" office:value="100000">
            <text:p>100000</text:p>
          </table:table-cell>
          <table:table-cell/>
          <table:table-cell office:value-type="float" office:value="37">
            <text:p>37</text:p>
          </table:table-cell>
          <table:table-cell office:value-type="float" office:value="575">
            <text:p>575</text:p>
          </table:table-cell>
          <table:table-cell table:formula="of:=575-[.N5]" office:value-type="float" office:value="0">
            <text:p>0</text:p>
          </table:table-cell>
          <table:table-cell table:formula="of:=[.M5]*(25/914)" office:value-type="float" office:value="1.01203501094092">
            <text:p>1,0120350109</text:p>
          </table:table-cell>
          <table:table-cell table:formula="of:=[.O5]*(10^5/575)" office:value-type="float" office:value="0">
            <text:p>0</text:p>
          </table:table-cell>
          <table:table-cell/>
          <table:table-cell table:formula="of:=ABS([.K5]-[.K34])" office:value-type="float" office:value="31.2100000008068">
            <text:p>31,2100000008</text:p>
          </table:table-cell>
          <table:table-cell table:formula="of:=ABS([.E5]-[.E34])" office:value-type="float" office:value="17.2100000002597">
            <text:p>17,2100000003</text:p>
          </table:table-cell>
          <table:table-cell table:formula="of:=ABS(4-[.Q34])" office:value-type="float" office:value="10.0000000005047">
            <text:p>10,0000000005</text:p>
          </table:table-cell>
          <table:table-cell/>
          <table:table-cell office:value-type="string">
            <text:p>individus</text:p>
          </table:table-cell>
          <table:table-cell table:number-columns-repeated="2"/>
        </table:table-row>
        <table:table-row table:style-name="ro1">
          <table:table-cell table:formula="of:=[.A5]+37" office:value-type="float" office:value="74">
            <text:p>74</text:p>
          </table:table-cell>
          <table:table-cell office:value-type="float" office:value="575">
            <text:p>575</text:p>
          </table:table-cell>
          <table:table-cell table:formula="of:=575-[.B6]" office:value-type="float" office:value="0">
            <text:p>0</text:p>
          </table:table-cell>
          <table:table-cell table:formula="of:=[.A6]*(25/914)" office:value-type="float" office:value="2.02407002188184">
            <text:p>2,0240700219</text:p>
          </table:table-cell>
          <table:table-cell table:formula="of:=[.C6]*(10^5/575)" office:value-type="float" office:value="0">
            <text:p>0</text:p>
          </table:table-cell>
          <table:table-cell/>
          <table:table-cell table:formula="of:=[.G5]+37"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575-[.H6]" office:value-type="float" office:value="575">
            <text:p>575</text:p>
          </table:table-cell>
          <table:table-cell table:formula="of:=[.G6]*(25/914)" office:value-type="float" office:value="2.02407002188184">
            <text:p>2,0240700219</text:p>
          </table:table-cell>
          <table:table-cell table:formula="of:=[.I6]*(10^5/575)" office:value-type="float" office:value="100000">
            <text:p>100000</text:p>
          </table:table-cell>
          <table:table-cell/>
          <table:table-cell table:formula="of:=[.M5]+37" office:value-type="float" office:value="74">
            <text:p>74</text:p>
          </table:table-cell>
          <table:table-cell office:value-type="float" office:value="575">
            <text:p>575</text:p>
          </table:table-cell>
          <table:table-cell table:formula="of:=575-[.N6]" office:value-type="float" office:value="0">
            <text:p>0</text:p>
          </table:table-cell>
          <table:table-cell table:formula="of:=[.M6]*(25/914)" office:value-type="float" office:value="2.02407002188184">
            <text:p>2,0240700219</text:p>
          </table:table-cell>
          <table:table-cell table:formula="of:=[.O6]*(10^5/575)" office:value-type="float" office:value="0">
            <text:p>0</text:p>
          </table:table-cell>
          <table:table-cell/>
          <table:table-cell table:formula="of:=ABS([.K6]-[.K35])" office:value-type="float" office:value="67.7046670676937">
            <text:p>67,7046670677</text:p>
          </table:table-cell>
          <table:table-cell table:formula="of:=ABS([.E6]-[.E35])" office:value-type="float" office:value="29.6106670654381">
            <text:p>29,6106670654</text:p>
          </table:table-cell>
          <table:table-cell table:formula="of:=ABS(4-[.Q35])" office:value-type="float" office:value="34.0940000017363">
            <text:p>34,0940000017</text:p>
          </table:table-cell>
          <table:table-cell/>
          <table:table-cell table:formula="of:=SUM([.S4:.S29])/26" office:value-type="float" office:value="5974.31560433624">
            <text:p>5974,3156043362</text:p>
          </table:table-cell>
          <table:table-cell table:formula="of:=SUM([.T4:.T29])/26" office:value-type="float" office:value="1037.38025567055">
            <text:p>1037,3802556706</text:p>
          </table:table-cell>
          <table:table-cell table:formula="of:=SUM([.U4:.U29])/26" office:value-type="float" office:value="28248.3115481556">
            <text:p>28248,3115481556</text:p>
          </table:table-cell>
        </table:table-row>
        <table:table-row table:style-name="ro1">
          <table:table-cell table:formula="of:=[.A6]+37" office:value-type="float" office:value="111">
            <text:p>111</text:p>
          </table:table-cell>
          <table:table-cell office:value-type="float" office:value="574">
            <text:p>574</text:p>
          </table:table-cell>
          <table:table-cell table:formula="of:=575-[.B7]" office:value-type="float" office:value="1">
            <text:p>1</text:p>
          </table:table-cell>
          <table:table-cell table:formula="of:=[.A7]*(25/914)" office:value-type="float" office:value="3.03610503282276">
            <text:p>3,0361050328</text:p>
          </table:table-cell>
          <table:table-cell table:formula="of:=[.C7]*(10^5/575)" office:value-type="float" office:value="173.913043478261">
            <text:p>173,9130434783</text:p>
          </table:table-cell>
          <table:table-cell/>
          <table:table-cell table:formula="of:=[.G6]+37"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575-[.H7]" office:value-type="float" office:value="575">
            <text:p>575</text:p>
          </table:table-cell>
          <table:table-cell table:formula="of:=[.G7]*(25/914)" office:value-type="float" office:value="3.03610503282276">
            <text:p>3,0361050328</text:p>
          </table:table-cell>
          <table:table-cell table:formula="of:=[.I7]*(10^5/575)" office:value-type="float" office:value="100000">
            <text:p>100000</text:p>
          </table:table-cell>
          <table:table-cell/>
          <table:table-cell table:formula="of:=[.M6]+37" office:value-type="float" office:value="111">
            <text:p>111</text:p>
          </table:table-cell>
          <table:table-cell office:value-type="float" office:value="574">
            <text:p>574</text:p>
          </table:table-cell>
          <table:table-cell table:formula="of:=575-[.N7]" office:value-type="float" office:value="1">
            <text:p>1</text:p>
          </table:table-cell>
          <table:table-cell table:formula="of:=[.M7]*(25/914)" office:value-type="float" office:value="3.03610503282276">
            <text:p>3,0361050328</text:p>
          </table:table-cell>
          <table:table-cell table:formula="of:=[.O7]*(10^5/575)" office:value-type="float" office:value="173.913043478261">
            <text:p>173,9130434783</text:p>
          </table:table-cell>
          <table:table-cell/>
          <table:table-cell table:formula="of:=ABS([.K7]-[.K36])" office:value-type="float" office:value="130.472647321905">
            <text:p>130,4726473219</text:p>
          </table:table-cell>
          <table:table-cell table:formula="of:=ABS([.E7]-[.E36])" office:value-type="float" office:value="122.989330051188">
            <text:p>122,9893300512</text:p>
          </table:table-cell>
          <table:table-cell table:formula="of:=ABS(4-[.Q36])" office:value-type="float" office:value="75.5489338948416">
            <text:p>75,5489338948</text:p>
          </table:table-cell>
          <table:table-cell/>
          <table:table-cell office:value-type="string">
            <text:p>%</text:p>
          </table:table-cell>
          <table:table-cell table:number-columns-repeated="2"/>
        </table:table-row>
        <table:table-row table:style-name="ro1">
          <table:table-cell table:formula="of:=[.A7]+37" office:value-type="float" office:value="148">
            <text:p>148</text:p>
          </table:table-cell>
          <table:table-cell office:value-type="float" office:value="574">
            <text:p>574</text:p>
          </table:table-cell>
          <table:table-cell table:formula="of:=575-[.B8]" office:value-type="float" office:value="1">
            <text:p>1</text:p>
          </table:table-cell>
          <table:table-cell table:formula="of:=[.A8]*(25/914)" office:value-type="float" office:value="4.04814004376368">
            <text:p>4,0481400438</text:p>
          </table:table-cell>
          <table:table-cell table:formula="of:=[.C8]*(10^5/575)" office:value-type="float" office:value="173.913043478261">
            <text:p>173,9130434783</text:p>
          </table:table-cell>
          <table:table-cell/>
          <table:table-cell table:formula="of:=[.G7]+37" office:value-type="float" office:value="148">
            <text:p>148</text:p>
          </table:table-cell>
          <table:table-cell office:value-type="float" office:value="3">
            <text:p>3</text:p>
          </table:table-cell>
          <table:table-cell table:formula="of:=575-[.H8]" office:value-type="float" office:value="572">
            <text:p>572</text:p>
          </table:table-cell>
          <table:table-cell table:formula="of:=[.G8]*(25/914)" office:value-type="float" office:value="4.04814004376368">
            <text:p>4,0481400438</text:p>
          </table:table-cell>
          <table:table-cell table:formula="of:=[.I8]*(10^5/575)" office:value-type="float" office:value="99478.2608695652">
            <text:p>99478,2608695652</text:p>
          </table:table-cell>
          <table:table-cell/>
          <table:table-cell table:formula="of:=[.M7]+37" office:value-type="float" office:value="148">
            <text:p>148</text:p>
          </table:table-cell>
          <table:table-cell office:value-type="float" office:value="574">
            <text:p>574</text:p>
          </table:table-cell>
          <table:table-cell table:formula="of:=575-[.N8]" office:value-type="float" office:value="1">
            <text:p>1</text:p>
          </table:table-cell>
          <table:table-cell table:formula="of:=[.M8]*(25/914)" office:value-type="float" office:value="4.04814004376368">
            <text:p>4,0481400438</text:p>
          </table:table-cell>
          <table:table-cell table:formula="of:=[.O8]*(10^5/575)" office:value-type="float" office:value="173.913043478261">
            <text:p>173,9130434783</text:p>
          </table:table-cell>
          <table:table-cell/>
          <table:table-cell table:formula="of:=ABS([.K8]-[.K37])" office:value-type="float" office:value="283.387421481588">
            <text:p>283,3874214816</text:p>
          </table:table-cell>
          <table:table-cell table:formula="of:=ABS([.E8]-[.E37])" office:value-type="float" office:value="86.4034672204022">
            <text:p>86,4034672204</text:p>
          </table:table-cell>
          <table:table-cell table:formula="of:=ABS(4-[.Q37])" office:value-type="float" office:value="146.842132695305">
            <text:p>146,8421326953</text:p>
          </table:table-cell>
          <table:table-cell/>
          <table:table-cell table:formula="of:=[.W6]/10^3" office:value-type="float" office:value="5.97431560433624">
            <text:p>5,9743156043</text:p>
          </table:table-cell>
          <table:table-cell table:formula="of:=[.X6]/10^3" office:value-type="float" office:value="1.03738025567055">
            <text:p>1,0373802557</text:p>
          </table:table-cell>
          <table:table-cell table:formula="of:=[.Y6]/10^3" office:value-type="float" office:value="28.2483115481556">
            <text:p>28,2483115482</text:p>
          </table:table-cell>
        </table:table-row>
        <table:table-row table:style-name="ro1">
          <table:table-cell table:formula="of:=[.A8]+37" office:value-type="float" office:value="185">
            <text:p>185</text:p>
          </table:table-cell>
          <table:table-cell office:value-type="float" office:value="572">
            <text:p>572</text:p>
          </table:table-cell>
          <table:table-cell table:formula="of:=575-[.B9]" office:value-type="float" office:value="3">
            <text:p>3</text:p>
          </table:table-cell>
          <table:table-cell table:formula="of:=[.A9]*(25/914)" office:value-type="float" office:value="5.0601750547046">
            <text:p>5,0601750547</text:p>
          </table:table-cell>
          <table:table-cell table:formula="of:=[.C9]*(10^5/575)" office:value-type="float" office:value="521.739130434783">
            <text:p>521,7391304348</text:p>
          </table:table-cell>
          <table:table-cell/>
          <table:table-cell table:formula="of:=[.G8]+37" office:value-type="float" office:value="185">
            <text:p>185</text:p>
          </table:table-cell>
          <table:table-cell office:value-type="float" office:value="7">
            <text:p>7</text:p>
          </table:table-cell>
          <table:table-cell table:formula="of:=575-[.H9]" office:value-type="float" office:value="568">
            <text:p>568</text:p>
          </table:table-cell>
          <table:table-cell table:formula="of:=[.G9]*(25/914)" office:value-type="float" office:value="5.0601750547046">
            <text:p>5,0601750547</text:p>
          </table:table-cell>
          <table:table-cell table:formula="of:=[.I9]*(10^5/575)" office:value-type="float" office:value="98782.6086956522">
            <text:p>98782,6086956522</text:p>
          </table:table-cell>
          <table:table-cell/>
          <table:table-cell table:formula="of:=[.M8]+37" office:value-type="float" office:value="185">
            <text:p>185</text:p>
          </table:table-cell>
          <table:table-cell office:value-type="float" office:value="571">
            <text:p>571</text:p>
          </table:table-cell>
          <table:table-cell table:formula="of:=575-[.N9]" office:value-type="float" office:value="4">
            <text:p>4</text:p>
          </table:table-cell>
          <table:table-cell table:formula="of:=[.M9]*(25/914)" office:value-type="float" office:value="5.0601750547046">
            <text:p>5,0601750547</text:p>
          </table:table-cell>
          <table:table-cell table:formula="of:=[.O9]*(10^5/575)" office:value-type="float" office:value="695.652173913043">
            <text:p>695,652173913</text:p>
          </table:table-cell>
          <table:table-cell/>
          <table:table-cell table:formula="of:=ABS([.K9]-[.K38])" office:value-type="float" office:value="793.855665142124">
            <text:p>793,8556651421</text:p>
          </table:table-cell>
          <table:table-cell table:formula="of:=ABS([.E9]-[.E38])" office:value-type="float" office:value="371.559030689805">
            <text:p>371,5590306898</text:p>
          </table:table-cell>
          <table:table-cell table:formula="of:=ABS(4-[.Q38])" office:value-type="float" office:value="269.160285503937">
            <text:p>269,1602855039</text:p>
          </table:table-cell>
          <table:table-cell table:number-columns-repeated="4"/>
        </table:table-row>
        <table:table-row table:style-name="ro1">
          <table:table-cell table:formula="of:=[.A9]+37" office:value-type="float" office:value="222">
            <text:p>222</text:p>
          </table:table-cell>
          <table:table-cell office:value-type="float" office:value="570">
            <text:p>570</text:p>
          </table:table-cell>
          <table:table-cell table:formula="of:=575-[.B10]" office:value-type="float" office:value="5">
            <text:p>5</text:p>
          </table:table-cell>
          <table:table-cell table:formula="of:=[.A10]*(25/914)" office:value-type="float" office:value="6.07221006564551">
            <text:p>6,0722100656</text:p>
          </table:table-cell>
          <table:table-cell table:formula="of:=[.C10]*(10^5/575)" office:value-type="float" office:value="869.565217391304">
            <text:p>869,5652173913</text:p>
          </table:table-cell>
          <table:table-cell/>
          <table:table-cell table:formula="of:=[.G9]+37" office:value-type="float" office:value="222">
            <text:p>222</text:p>
          </table:table-cell>
          <table:table-cell office:value-type="float" office:value="11">
            <text:p>11</text:p>
          </table:table-cell>
          <table:table-cell table:formula="of:=575-[.H10]" office:value-type="float" office:value="564">
            <text:p>564</text:p>
          </table:table-cell>
          <table:table-cell table:formula="of:=[.G10]*(25/914)" office:value-type="float" office:value="6.07221006564551">
            <text:p>6,0722100656</text:p>
          </table:table-cell>
          <table:table-cell table:formula="of:=[.I10]*(10^5/575)" office:value-type="float" office:value="98086.9565217391">
            <text:p>98086,9565217391</text:p>
          </table:table-cell>
          <table:table-cell/>
          <table:table-cell table:formula="of:=[.M9]+37" office:value-type="float" office:value="222">
            <text:p>222</text:p>
          </table:table-cell>
          <table:table-cell office:value-type="float" office:value="570">
            <text:p>570</text:p>
          </table:table-cell>
          <table:table-cell table:formula="of:=575-[.N10]" office:value-type="float" office:value="5">
            <text:p>5</text:p>
          </table:table-cell>
          <table:table-cell table:formula="of:=[.M10]*(25/914)" office:value-type="float" office:value="6.07221006564551">
            <text:p>6,0722100656</text:p>
          </table:table-cell>
          <table:table-cell table:formula="of:=[.O10]*(10^5/575)" office:value-type="float" office:value="869.565217391304">
            <text:p>869,5652173913</text:p>
          </table:table-cell>
          <table:table-cell/>
          <table:table-cell table:formula="of:=ABS([.K10]-[.K39])" office:value-type="float" office:value="1172.29322252977">
            <text:p>1172,2932225298</text:p>
          </table:table-cell>
          <table:table-cell table:formula="of:=ABS([.E10]-[.E39])" office:value-type="float" office:value="612.422640771311">
            <text:p>612,4226407713</text:p>
          </table:table-cell>
          <table:table-cell table:formula="of:=ABS(4-[.Q39])" office:value-type="float" office:value="479.262245054643">
            <text:p>479,2622450546</text:p>
          </table:table-cell>
          <table:table-cell table:number-columns-repeated="4"/>
        </table:table-row>
        <table:table-row table:style-name="ro1">
          <table:table-cell table:formula="of:=[.A10]+37" office:value-type="float" office:value="259">
            <text:p>259</text:p>
          </table:table-cell>
          <table:table-cell office:value-type="float" office:value="570">
            <text:p>570</text:p>
          </table:table-cell>
          <table:table-cell table:formula="of:=575-[.B11]" office:value-type="float" office:value="5">
            <text:p>5</text:p>
          </table:table-cell>
          <table:table-cell table:formula="of:=[.A11]*(25/914)" office:value-type="float" office:value="7.08424507658643">
            <text:p>7,0842450766</text:p>
          </table:table-cell>
          <table:table-cell table:formula="of:=[.C11]*(10^5/575)" office:value-type="float" office:value="869.565217391304">
            <text:p>869,5652173913</text:p>
          </table:table-cell>
          <table:table-cell/>
          <table:table-cell table:formula="of:=[.G10]+37" office:value-type="float" office:value="259">
            <text:p>259</text:p>
          </table:table-cell>
          <table:table-cell office:value-type="float" office:value="19">
            <text:p>19</text:p>
          </table:table-cell>
          <table:table-cell table:formula="of:=575-[.H11]" office:value-type="float" office:value="556">
            <text:p>556</text:p>
          </table:table-cell>
          <table:table-cell table:formula="of:=[.G11]*(25/914)" office:value-type="float" office:value="7.08424507658643">
            <text:p>7,0842450766</text:p>
          </table:table-cell>
          <table:table-cell table:formula="of:=[.I11]*(10^5/575)" office:value-type="float" office:value="96695.652173913">
            <text:p>96695,652173913</text:p>
          </table:table-cell>
          <table:table-cell/>
          <table:table-cell table:formula="of:=[.M10]+37" office:value-type="float" office:value="259">
            <text:p>259</text:p>
          </table:table-cell>
          <table:table-cell office:value-type="float" office:value="563">
            <text:p>563</text:p>
          </table:table-cell>
          <table:table-cell table:formula="of:=575-[.N11]" office:value-type="float" office:value="12">
            <text:p>12</text:p>
          </table:table-cell>
          <table:table-cell table:formula="of:=[.M11]*(25/914)" office:value-type="float" office:value="7.08424507658643">
            <text:p>7,0842450766</text:p>
          </table:table-cell>
          <table:table-cell table:formula="of:=[.O11]*(10^5/575)" office:value-type="float" office:value="2086.95652173913">
            <text:p>2086,9565217391</text:p>
          </table:table-cell>
          <table:table-cell/>
          <table:table-cell table:formula="of:=ABS([.K11]-[.K40])" office:value-type="float" office:value="2022.18407146336">
            <text:p>2022,1840714634</text:p>
          </table:table-cell>
          <table:table-cell table:formula="of:=ABS([.E11]-[.E40])" office:value-type="float" office:value="431.008749159532">
            <text:p>431,0087491595</text:p>
          </table:table-cell>
          <table:table-cell table:formula="of:=ABS(4-[.Q40])" office:value-type="float" office:value="839.604709758704">
            <text:p>839,6047097587</text:p>
          </table:table-cell>
          <table:table-cell table:number-columns-repeated="4"/>
        </table:table-row>
        <table:table-row table:style-name="ro1">
          <table:table-cell table:formula="of:=[.A11]+37" office:value-type="float" office:value="296">
            <text:p>296</text:p>
          </table:table-cell>
          <table:table-cell office:value-type="float" office:value="565">
            <text:p>565</text:p>
          </table:table-cell>
          <table:table-cell table:formula="of:=575-[.B12]" office:value-type="float" office:value="10">
            <text:p>10</text:p>
          </table:table-cell>
          <table:table-cell table:formula="of:=[.A12]*(25/914)" office:value-type="float" office:value="8.09628008752735">
            <text:p>8,0962800875</text:p>
          </table:table-cell>
          <table:table-cell table:formula="of:=[.C12]*(10^5/575)" office:value-type="float" office:value="1739.13043478261">
            <text:p>1739,1304347826</text:p>
          </table:table-cell>
          <table:table-cell/>
          <table:table-cell table:formula="of:=[.G11]+37" office:value-type="float" office:value="296">
            <text:p>296</text:p>
          </table:table-cell>
          <table:table-cell office:value-type="float" office:value="35">
            <text:p>35</text:p>
          </table:table-cell>
          <table:table-cell table:formula="of:=575-[.H12]" office:value-type="float" office:value="540">
            <text:p>540</text:p>
          </table:table-cell>
          <table:table-cell table:formula="of:=[.G12]*(25/914)" office:value-type="float" office:value="8.09628008752735">
            <text:p>8,0962800875</text:p>
          </table:table-cell>
          <table:table-cell table:formula="of:=[.I12]*(10^5/575)" office:value-type="float" office:value="93913.0434782609">
            <text:p>93913,0434782609</text:p>
          </table:table-cell>
          <table:table-cell/>
          <table:table-cell table:formula="of:=[.M11]+37" office:value-type="float" office:value="296">
            <text:p>296</text:p>
          </table:table-cell>
          <table:table-cell office:value-type="float" office:value="552">
            <text:p>552</text:p>
          </table:table-cell>
          <table:table-cell table:formula="of:=575-[.N12]" office:value-type="float" office:value="23">
            <text:p>23</text:p>
          </table:table-cell>
          <table:table-cell table:formula="of:=[.M12]*(25/914)" office:value-type="float" office:value="8.09628008752735">
            <text:p>8,0962800875</text:p>
          </table:table-cell>
          <table:table-cell table:formula="of:=[.O12]*(10^5/575)" office:value-type="float" office:value="4000">
            <text:p>4000</text:p>
          </table:table-cell>
          <table:table-cell/>
          <table:table-cell table:formula="of:=ABS([.K12]-[.K41])" office:value-type="float" office:value="3886.44907221502">
            <text:p>3886,449072215</text:p>
          </table:table-cell>
          <table:table-cell table:formula="of:=ABS([.E12]-[.E41])" office:value-type="float" office:value="996.209327196144">
            <text:p>996,2093271961</text:p>
          </table:table-cell>
          <table:table-cell table:formula="of:=ABS(4-[.Q41])" office:value-type="float" office:value="1453.54520883624">
            <text:p>1453,5452088362</text:p>
          </table:table-cell>
          <table:table-cell table:number-columns-repeated="4"/>
        </table:table-row>
        <table:table-row table:style-name="ro1">
          <table:table-cell table:formula="of:=[.A12]+37" office:value-type="float" office:value="333">
            <text:p>333</text:p>
          </table:table-cell>
          <table:table-cell office:value-type="float" office:value="557">
            <text:p>557</text:p>
          </table:table-cell>
          <table:table-cell table:formula="of:=575-[.B13]" office:value-type="float" office:value="18">
            <text:p>18</text:p>
          </table:table-cell>
          <table:table-cell table:formula="of:=[.A13]*(25/914)" office:value-type="float" office:value="9.10831509846827">
            <text:p>9,1083150985</text:p>
          </table:table-cell>
          <table:table-cell table:formula="of:=[.C13]*(10^5/575)" office:value-type="float" office:value="3130.4347826087">
            <text:p>3130,4347826087</text:p>
          </table:table-cell>
          <table:table-cell/>
          <table:table-cell table:formula="of:=[.G12]+37" office:value-type="float" office:value="333">
            <text:p>333</text:p>
          </table:table-cell>
          <table:table-cell office:value-type="float" office:value="62">
            <text:p>62</text:p>
          </table:table-cell>
          <table:table-cell table:formula="of:=575-[.H13]" office:value-type="float" office:value="513">
            <text:p>513</text:p>
          </table:table-cell>
          <table:table-cell table:formula="of:=[.G13]*(25/914)" office:value-type="float" office:value="9.10831509846827">
            <text:p>9,1083150985</text:p>
          </table:table-cell>
          <table:table-cell table:formula="of:=[.I13]*(10^5/575)" office:value-type="float" office:value="89217.3913043478">
            <text:p>89217,3913043478</text:p>
          </table:table-cell>
          <table:table-cell/>
          <table:table-cell table:formula="of:=[.M12]+37" office:value-type="float" office:value="333">
            <text:p>333</text:p>
          </table:table-cell>
          <table:table-cell office:value-type="float" office:value="532">
            <text:p>532</text:p>
          </table:table-cell>
          <table:table-cell table:formula="of:=575-[.N13]" office:value-type="float" office:value="43">
            <text:p>43</text:p>
          </table:table-cell>
          <table:table-cell table:formula="of:=[.M13]*(25/914)" office:value-type="float" office:value="9.10831509846827">
            <text:p>9,1083150985</text:p>
          </table:table-cell>
          <table:table-cell table:formula="of:=[.O13]*(10^5/575)" office:value-type="float" office:value="7478.26086956522">
            <text:p>7478,2608695652</text:p>
          </table:table-cell>
          <table:table-cell/>
          <table:table-cell table:formula="of:=ABS([.K13]-[.K42])" office:value-type="float" office:value="7040.88563611078">
            <text:p>7040,8856361108</text:p>
          </table:table-cell>
          <table:table-cell table:formula="of:=ABS([.E13]-[.E42])" office:value-type="float" office:value="1886.38761566106">
            <text:p>1886,3876156611</text:p>
          </table:table-cell>
          <table:table-cell table:formula="of:=ABS(4-[.Q42])" office:value-type="float" office:value="2493.59183838476">
            <text:p>2493,5918383848</text:p>
          </table:table-cell>
          <table:table-cell table:number-columns-repeated="4"/>
        </table:table-row>
        <table:table-row table:style-name="ro1">
          <table:table-cell table:formula="of:=[.A13]+37" office:value-type="float" office:value="370">
            <text:p>370</text:p>
          </table:table-cell>
          <table:table-cell office:value-type="float" office:value="549">
            <text:p>549</text:p>
          </table:table-cell>
          <table:table-cell table:formula="of:=575-[.B14]" office:value-type="float" office:value="26">
            <text:p>26</text:p>
          </table:table-cell>
          <table:table-cell table:formula="of:=[.A14]*(25/914)" office:value-type="float" office:value="10.1203501094092">
            <text:p>10,1203501094</text:p>
          </table:table-cell>
          <table:table-cell table:formula="of:=[.C14]*(10^5/575)" office:value-type="float" office:value="4521.73913043478">
            <text:p>4521,7391304348</text:p>
          </table:table-cell>
          <table:table-cell/>
          <table:table-cell table:formula="of:=[.G13]+37" office:value-type="float" office:value="370">
            <text:p>370</text:p>
          </table:table-cell>
          <table:table-cell office:value-type="float" office:value="101">
            <text:p>101</text:p>
          </table:table-cell>
          <table:table-cell table:formula="of:=575-[.H14]" office:value-type="float" office:value="474">
            <text:p>474</text:p>
          </table:table-cell>
          <table:table-cell table:formula="of:=[.G14]*(25/914)" office:value-type="float" office:value="10.1203501094092">
            <text:p>10,1203501094</text:p>
          </table:table-cell>
          <table:table-cell table:formula="of:=[.I14]*(10^5/575)" office:value-type="float" office:value="82434.7826086957">
            <text:p>82434,7826086957</text:p>
          </table:table-cell>
          <table:table-cell/>
          <table:table-cell table:formula="of:=[.M13]+37" office:value-type="float" office:value="370">
            <text:p>370</text:p>
          </table:table-cell>
          <table:table-cell office:value-type="float" office:value="502">
            <text:p>502</text:p>
          </table:table-cell>
          <table:table-cell table:formula="of:=575-[.N14]" office:value-type="float" office:value="73">
            <text:p>73</text:p>
          </table:table-cell>
          <table:table-cell table:formula="of:=[.M14]*(25/914)" office:value-type="float" office:value="10.1203501094092">
            <text:p>10,1203501094</text:p>
          </table:table-cell>
          <table:table-cell table:formula="of:=[.O14]*(10^5/575)" office:value-type="float" office:value="12695.652173913">
            <text:p>12695,652173913</text:p>
          </table:table-cell>
          <table:table-cell/>
          <table:table-cell table:formula="of:=ABS([.K14]-[.K43])" office:value-type="float" office:value="11283.3462799839">
            <text:p>11283,3462799839</text:p>
          </table:table-cell>
          <table:table-cell table:formula="of:=ABS([.E14]-[.E43])" office:value-type="float" office:value="2479.20994549074">
            <text:p>2479,2099454908</text:p>
          </table:table-cell>
          <table:table-cell table:formula="of:=ABS(4-[.Q43])" office:value-type="float" office:value="4235.31382500036">
            <text:p>4235,3138250004</text:p>
          </table:table-cell>
          <table:table-cell table:number-columns-repeated="4"/>
        </table:table-row>
        <table:table-row table:style-name="ro1">
          <table:table-cell table:formula="of:=[.A14]+37" office:value-type="float" office:value="407">
            <text:p>407</text:p>
          </table:table-cell>
          <table:table-cell office:value-type="float" office:value="541">
            <text:p>541</text:p>
          </table:table-cell>
          <table:table-cell table:formula="of:=575-[.B15]" office:value-type="float" office:value="34">
            <text:p>34</text:p>
          </table:table-cell>
          <table:table-cell table:formula="of:=[.A15]*(25/914)" office:value-type="float" office:value="11.1323851203501">
            <text:p>11,1323851204</text:p>
          </table:table-cell>
          <table:table-cell table:formula="of:=[.C15]*(10^5/575)" office:value-type="float" office:value="5913.04347826087">
            <text:p>5913,0434782609</text:p>
          </table:table-cell>
          <table:table-cell/>
          <table:table-cell table:formula="of:=[.G14]+37" office:value-type="float" office:value="407">
            <text:p>407</text:p>
          </table:table-cell>
          <table:table-cell office:value-type="float" office:value="150">
            <text:p>150</text:p>
          </table:table-cell>
          <table:table-cell table:formula="of:=575-[.H15]" office:value-type="float" office:value="425">
            <text:p>425</text:p>
          </table:table-cell>
          <table:table-cell table:formula="of:=[.G15]*(25/914)" office:value-type="float" office:value="11.1323851203501">
            <text:p>11,1323851204</text:p>
          </table:table-cell>
          <table:table-cell table:formula="of:=[.I15]*(10^5/575)" office:value-type="float" office:value="73913.0434782609">
            <text:p>73913,0434782609</text:p>
          </table:table-cell>
          <table:table-cell/>
          <table:table-cell table:formula="of:=[.M14]+37" office:value-type="float" office:value="407">
            <text:p>407</text:p>
          </table:table-cell>
          <table:table-cell office:value-type="float" office:value="459">
            <text:p>459</text:p>
          </table:table-cell>
          <table:table-cell table:formula="of:=575-[.N15]" office:value-type="float" office:value="116">
            <text:p>116</text:p>
          </table:table-cell>
          <table:table-cell table:formula="of:=[.M15]*(25/914)" office:value-type="float" office:value="11.1323851203501">
            <text:p>11,1323851204</text:p>
          </table:table-cell>
          <table:table-cell table:formula="of:=[.O15]*(10^5/575)" office:value-type="float" office:value="20173.9130434783">
            <text:p>20173,9130434783</text:p>
          </table:table-cell>
          <table:table-cell/>
          <table:table-cell table:formula="of:=ABS([.K15]-[.K44])" office:value-type="float" office:value="15744.6184591132">
            <text:p>15744,6184591132</text:p>
          </table:table-cell>
          <table:table-cell table:formula="of:=ABS([.E15]-[.E44])" office:value-type="float" office:value="2669.58820101705">
            <text:p>2669,5882010171</text:p>
          </table:table-cell>
          <table:table-cell table:formula="of:=ABS(4-[.Q44])" office:value-type="float" office:value="7094.81215482107">
            <text:p>7094,8121548211</text:p>
          </table:table-cell>
          <table:table-cell table:number-columns-repeated="4"/>
        </table:table-row>
        <table:table-row table:style-name="ro1">
          <table:table-cell table:formula="of:=[.A15]+37" office:value-type="float" office:value="444">
            <text:p>444</text:p>
          </table:table-cell>
          <table:table-cell office:value-type="float" office:value="539">
            <text:p>539</text:p>
          </table:table-cell>
          <table:table-cell table:formula="of:=575-[.B16]" office:value-type="float" office:value="36">
            <text:p>36</text:p>
          </table:table-cell>
          <table:table-cell table:formula="of:=[.A16]*(25/914)" office:value-type="float" office:value="12.144420131291">
            <text:p>12,1444201313</text:p>
          </table:table-cell>
          <table:table-cell table:formula="of:=[.C16]*(10^5/575)" office:value-type="float" office:value="6260.86956521739">
            <text:p>6260,8695652174</text:p>
          </table:table-cell>
          <table:table-cell/>
          <table:table-cell table:formula="of:=[.G15]+37" office:value-type="float" office:value="444">
            <text:p>444</text:p>
          </table:table-cell>
          <table:table-cell office:value-type="float" office:value="202">
            <text:p>202</text:p>
          </table:table-cell>
          <table:table-cell table:formula="of:=575-[.H16]" office:value-type="float" office:value="373">
            <text:p>373</text:p>
          </table:table-cell>
          <table:table-cell table:formula="of:=[.G16]*(25/914)" office:value-type="float" office:value="12.144420131291">
            <text:p>12,1444201313</text:p>
          </table:table-cell>
          <table:table-cell table:formula="of:=[.I16]*(10^5/575)" office:value-type="float" office:value="64869.5652173913">
            <text:p>64869,5652173913</text:p>
          </table:table-cell>
          <table:table-cell/>
          <table:table-cell table:formula="of:=[.M15]+37" office:value-type="float" office:value="444">
            <text:p>444</text:p>
          </table:table-cell>
          <table:table-cell office:value-type="float" office:value="511">
            <text:p>511</text:p>
          </table:table-cell>
          <table:table-cell table:formula="of:=575-[.N16]" office:value-type="float" office:value="64">
            <text:p>64</text:p>
          </table:table-cell>
          <table:table-cell table:formula="of:=[.M16]*(25/914)" office:value-type="float" office:value="12.144420131291">
            <text:p>12,1444201313</text:p>
          </table:table-cell>
          <table:table-cell table:formula="of:=[.O16]*(10^5/575)" office:value-type="float" office:value="11130.4347826087">
            <text:p>11130,4347826087</text:p>
          </table:table-cell>
          <table:table-cell/>
          <table:table-cell table:formula="of:=ABS([.K16]-[.K45])" office:value-type="float" office:value="18619.5987886589">
            <text:p>18619,5987886589</text:p>
          </table:table-cell>
          <table:table-cell table:formula="of:=ABS([.E16]-[.E45])" office:value-type="float" office:value="1389.75374490491">
            <text:p>1389,7537449049</text:p>
          </table:table-cell>
          <table:table-cell table:formula="of:=ABS(4-[.Q45])" office:value-type="float" office:value="11635.406087799">
            <text:p>11635,406087799</text:p>
          </table:table-cell>
          <table:table-cell table:number-columns-repeated="4"/>
        </table:table-row>
        <table:table-row table:style-name="ro1">
          <table:table-cell table:formula="of:=[.A16]+37" office:value-type="float" office:value="481">
            <text:p>481</text:p>
          </table:table-cell>
          <table:table-cell office:value-type="float" office:value="543">
            <text:p>543</text:p>
          </table:table-cell>
          <table:table-cell table:formula="of:=575-[.B17]" office:value-type="float" office:value="32">
            <text:p>32</text:p>
          </table:table-cell>
          <table:table-cell table:formula="of:=[.A17]*(25/914)" office:value-type="float" office:value="13.1564551422319">
            <text:p>13,1564551422</text:p>
          </table:table-cell>
          <table:table-cell table:formula="of:=[.C17]*(10^5/575)" office:value-type="float" office:value="5565.21739130435">
            <text:p>5565,2173913044</text:p>
          </table:table-cell>
          <table:table-cell/>
          <table:table-cell table:formula="of:=[.G16]+37" office:value-type="float" office:value="481">
            <text:p>481</text:p>
          </table:table-cell>
          <table:table-cell office:value-type="float" office:value="247">
            <text:p>247</text:p>
          </table:table-cell>
          <table:table-cell table:formula="of:=575-[.H17]" office:value-type="float" office:value="328">
            <text:p>328</text:p>
          </table:table-cell>
          <table:table-cell table:formula="of:=[.G17]*(25/914)" office:value-type="float" office:value="13.1564551422319">
            <text:p>13,1564551422</text:p>
          </table:table-cell>
          <table:table-cell table:formula="of:=[.I17]*(10^5/575)" office:value-type="float" office:value="57043.4782608696">
            <text:p>57043,4782608696</text:p>
          </table:table-cell>
          <table:table-cell/>
          <table:table-cell table:formula="of:=[.M16]+37" office:value-type="float" office:value="481">
            <text:p>481</text:p>
          </table:table-cell>
          <table:table-cell office:value-type="float" office:value="364">
            <text:p>364</text:p>
          </table:table-cell>
          <table:table-cell table:formula="of:=575-[.N17]" office:value-type="float" office:value="211">
            <text:p>211</text:p>
          </table:table-cell>
          <table:table-cell table:formula="of:=[.M17]*(25/914)" office:value-type="float" office:value="13.1564551422319">
            <text:p>13,1564551422</text:p>
          </table:table-cell>
          <table:table-cell table:formula="of:=[.O17]*(10^5/575)" office:value-type="float" office:value="36695.652173913">
            <text:p>36695,652173913</text:p>
          </table:table-cell>
          <table:table-cell/>
          <table:table-cell table:formula="of:=ABS([.K17]-[.K46])" office:value-type="float" office:value="17819.0260077871">
            <text:p>17819,0260077871</text:p>
          </table:table-cell>
          <table:table-cell table:formula="of:=ABS([.E17]-[.E46])" office:value-type="float" office:value="1112.99601783761">
            <text:p>1112,9960178376</text:p>
          </table:table-cell>
          <table:table-cell table:formula="of:=ABS(4-[.Q46])" office:value-type="float" office:value="18455.0971205426">
            <text:p>18455,0971205426</text:p>
          </table:table-cell>
          <table:table-cell table:number-columns-repeated="4"/>
        </table:table-row>
        <table:table-row table:style-name="ro1">
          <table:table-cell table:formula="of:=[.A17]+37" office:value-type="float" office:value="518">
            <text:p>518</text:p>
          </table:table-cell>
          <table:table-cell office:value-type="float" office:value="550">
            <text:p>550</text:p>
          </table:table-cell>
          <table:table-cell table:formula="of:=575-[.B18]" office:value-type="float" office:value="25">
            <text:p>25</text:p>
          </table:table-cell>
          <table:table-cell table:formula="of:=[.A18]*(25/914)" office:value-type="float" office:value="14.1684901531729">
            <text:p>14,1684901532</text:p>
          </table:table-cell>
          <table:table-cell table:formula="of:=[.C18]*(10^5/575)" office:value-type="float" office:value="4347.82608695652">
            <text:p>4347,8260869565</text:p>
          </table:table-cell>
          <table:table-cell/>
          <table:table-cell table:formula="of:=[.G17]+37" office:value-type="float" office:value="518">
            <text:p>518</text:p>
          </table:table-cell>
          <table:table-cell office:value-type="float" office:value="278">
            <text:p>278</text:p>
          </table:table-cell>
          <table:table-cell table:formula="of:=575-[.H18]" office:value-type="float" office:value="297">
            <text:p>297</text:p>
          </table:table-cell>
          <table:table-cell table:formula="of:=[.G18]*(25/914)" office:value-type="float" office:value="14.1684901531729">
            <text:p>14,1684901532</text:p>
          </table:table-cell>
          <table:table-cell table:formula="of:=[.I18]*(10^5/575)" office:value-type="float" office:value="51652.1739130435">
            <text:p>51652,1739130435</text:p>
          </table:table-cell>
          <table:table-cell/>
          <table:table-cell table:formula="of:=[.M17]+37" office:value-type="float" office:value="518">
            <text:p>518</text:p>
          </table:table-cell>
          <table:table-cell office:value-type="float" office:value="323">
            <text:p>323</text:p>
          </table:table-cell>
          <table:table-cell table:formula="of:=575-[.N18]" office:value-type="float" office:value="252">
            <text:p>252</text:p>
          </table:table-cell>
          <table:table-cell table:formula="of:=[.M18]*(25/914)" office:value-type="float" office:value="14.1684901531729">
            <text:p>14,1684901532</text:p>
          </table:table-cell>
          <table:table-cell table:formula="of:=[.O18]*(10^5/575)" office:value-type="float" office:value="43826.0869565217">
            <text:p>43826,0869565217</text:p>
          </table:table-cell>
          <table:table-cell/>
          <table:table-cell table:formula="of:=ABS([.K18]-[.K47])" office:value-type="float" office:value="12605.3774497031">
            <text:p>12605,3774497031</text:p>
          </table:table-cell>
          <table:table-cell table:formula="of:=ABS([.E18]-[.E47])" office:value-type="float" office:value="3585.84145520895">
            <text:p>3585,841455209</text:p>
          </table:table-cell>
          <table:table-cell table:formula="of:=ABS(4-[.Q47])" office:value-type="float" office:value="27804.9097120543">
            <text:p>27804,9097120543</text:p>
          </table:table-cell>
          <table:table-cell table:number-columns-repeated="4"/>
        </table:table-row>
        <table:table-row table:style-name="ro1">
          <table:table-cell table:formula="of:=[.A18]+37" office:value-type="float" office:value="555">
            <text:p>555</text:p>
          </table:table-cell>
          <table:table-cell office:value-type="float" office:value="558">
            <text:p>558</text:p>
          </table:table-cell>
          <table:table-cell table:formula="of:=575-[.B19]" office:value-type="float" office:value="17">
            <text:p>17</text:p>
          </table:table-cell>
          <table:table-cell table:formula="of:=[.A19]*(25/914)" office:value-type="float" office:value="15.1805251641138">
            <text:p>15,1805251641</text:p>
          </table:table-cell>
          <table:table-cell table:formula="of:=[.C19]*(10^5/575)" office:value-type="float" office:value="2956.52173913043">
            <text:p>2956,5217391304</text:p>
          </table:table-cell>
          <table:table-cell/>
          <table:table-cell table:formula="of:=[.G18]+37" office:value-type="float" office:value="555">
            <text:p>555</text:p>
          </table:table-cell>
          <table:table-cell office:value-type="float" office:value="299">
            <text:p>299</text:p>
          </table:table-cell>
          <table:table-cell table:formula="of:=575-[.H19]" office:value-type="float" office:value="276">
            <text:p>276</text:p>
          </table:table-cell>
          <table:table-cell table:formula="of:=[.G19]*(25/914)" office:value-type="float" office:value="15.1805251641138">
            <text:p>15,1805251641</text:p>
          </table:table-cell>
          <table:table-cell table:formula="of:=[.I19]*(10^5/575)" office:value-type="float" office:value="48000">
            <text:p>48000</text:p>
          </table:table-cell>
          <table:table-cell/>
          <table:table-cell table:formula="of:=[.M18]+37" office:value-type="float" office:value="555">
            <text:p>555</text:p>
          </table:table-cell>
          <table:table-cell office:value-type="float" office:value="296">
            <text:p>296</text:p>
          </table:table-cell>
          <table:table-cell table:formula="of:=575-[.N19]" office:value-type="float" office:value="279">
            <text:p>279</text:p>
          </table:table-cell>
          <table:table-cell table:formula="of:=[.M19]*(25/914)" office:value-type="float" office:value="15.1805251641138">
            <text:p>15,1805251641</text:p>
          </table:table-cell>
          <table:table-cell table:formula="of:=[.O19]*(10^5/575)" office:value-type="float" office:value="48521.7391304348">
            <text:p>48521,7391304348</text:p>
          </table:table-cell>
          <table:table-cell/>
          <table:table-cell table:formula="of:=ABS([.K19]-[.K48])" office:value-type="float" office:value="5443.6533413437">
            <text:p>5443,6533413437</text:p>
          </table:table-cell>
          <table:table-cell table:formula="of:=ABS([.E19]-[.E48])" office:value-type="float" office:value="4683.90926542678">
            <text:p>4683,9092654268</text:p>
          </table:table-cell>
          <table:table-cell table:formula="of:=ABS(4-[.Q48])" office:value-type="float" office:value="38884.181">
            <text:p>38884,181</text:p>
          </table:table-cell>
          <table:table-cell table:number-columns-repeated="4"/>
        </table:table-row>
        <table:table-row table:style-name="ro1">
          <table:table-cell table:formula="of:=[.A19]+37" office:value-type="float" office:value="592">
            <text:p>592</text:p>
          </table:table-cell>
          <table:table-cell office:value-type="float" office:value="564">
            <text:p>564</text:p>
          </table:table-cell>
          <table:table-cell table:formula="of:=575-[.B20]" office:value-type="float" office:value="11">
            <text:p>11</text:p>
          </table:table-cell>
          <table:table-cell table:formula="of:=[.A20]*(25/914)" office:value-type="float" office:value="16.1925601750547">
            <text:p>16,1925601751</text:p>
          </table:table-cell>
          <table:table-cell table:formula="of:=[.C20]*(10^5/575)" office:value-type="float" office:value="1913.04347826087">
            <text:p>1913,0434782609</text:p>
          </table:table-cell>
          <table:table-cell/>
          <table:table-cell table:formula="of:=[.G19]+37" office:value-type="float" office:value="592">
            <text:p>592</text:p>
          </table:table-cell>
          <table:table-cell office:value-type="float" office:value="314">
            <text:p>314</text:p>
          </table:table-cell>
          <table:table-cell table:formula="of:=575-[.H20]" office:value-type="float" office:value="261">
            <text:p>261</text:p>
          </table:table-cell>
          <table:table-cell table:formula="of:=[.G20]*(25/914)" office:value-type="float" office:value="16.1925601750547">
            <text:p>16,1925601751</text:p>
          </table:table-cell>
          <table:table-cell table:formula="of:=[.I20]*(10^5/575)" office:value-type="float" office:value="45391.3043478261">
            <text:p>45391,3043478261</text:p>
          </table:table-cell>
          <table:table-cell/>
          <table:table-cell table:formula="of:=[.M19]+37" office:value-type="float" office:value="592">
            <text:p>592</text:p>
          </table:table-cell>
          <table:table-cell office:value-type="float" office:value="275">
            <text:p>275</text:p>
          </table:table-cell>
          <table:table-cell table:formula="of:=575-[.N20]" office:value-type="float" office:value="300">
            <text:p>300</text:p>
          </table:table-cell>
          <table:table-cell table:formula="of:=[.M20]*(25/914)" office:value-type="float" office:value="16.1925601750547">
            <text:p>16,1925601751</text:p>
          </table:table-cell>
          <table:table-cell table:formula="of:=[.O20]*(10^5/575)" office:value-type="float" office:value="52173.9130434783">
            <text:p>52173,9130434783</text:p>
          </table:table-cell>
          <table:table-cell/>
          <table:table-cell table:formula="of:=ABS([.K20]-[.K49])" office:value-type="float" office:value="609.250466606085">
            <text:p>609,2504666061</text:p>
          </table:table-cell>
          <table:table-cell table:formula="of:=ABS([.E20]-[.E49])" office:value-type="float" office:value="3692.38358018247">
            <text:p>3692,3835801825</text:p>
          </table:table-cell>
          <table:table-cell table:formula="of:=ABS(4-[.Q49])" office:value-type="float" office:value="49613.0810130794">
            <text:p>49613,0810130794</text:p>
          </table:table-cell>
          <table:table-cell table:number-columns-repeated="4"/>
        </table:table-row>
        <table:table-row table:style-name="ro1">
          <table:table-cell table:formula="of:=[.A20]+37" office:value-type="float" office:value="629">
            <text:p>629</text:p>
          </table:table-cell>
          <table:table-cell office:value-type="float" office:value="568">
            <text:p>568</text:p>
          </table:table-cell>
          <table:table-cell table:formula="of:=575-[.B21]" office:value-type="float" office:value="7">
            <text:p>7</text:p>
          </table:table-cell>
          <table:table-cell table:formula="of:=[.A21]*(25/914)" office:value-type="float" office:value="17.2045951859956">
            <text:p>17,204595186</text:p>
          </table:table-cell>
          <table:table-cell table:formula="of:=[.C21]*(10^5/575)" office:value-type="float" office:value="1217.39130434783">
            <text:p>1217,3913043478</text:p>
          </table:table-cell>
          <table:table-cell/>
          <table:table-cell table:formula="of:=[.G20]+37" office:value-type="float" office:value="629">
            <text:p>629</text:p>
          </table:table-cell>
          <table:table-cell office:value-type="float" office:value="322">
            <text:p>322</text:p>
          </table:table-cell>
          <table:table-cell table:formula="of:=575-[.H21]" office:value-type="float" office:value="253">
            <text:p>253</text:p>
          </table:table-cell>
          <table:table-cell table:formula="of:=[.G21]*(25/914)" office:value-type="float" office:value="17.2045951859956">
            <text:p>17,204595186</text:p>
          </table:table-cell>
          <table:table-cell table:formula="of:=[.I21]*(10^5/575)" office:value-type="float" office:value="44000">
            <text:p>44000</text:p>
          </table:table-cell>
          <table:table-cell/>
          <table:table-cell table:formula="of:=[.M20]+37" office:value-type="float" office:value="629">
            <text:p>629</text:p>
          </table:table-cell>
          <table:table-cell office:value-type="float" office:value="262">
            <text:p>262</text:p>
          </table:table-cell>
          <table:table-cell table:formula="of:=575-[.N21]" office:value-type="float" office:value="313">
            <text:p>313</text:p>
          </table:table-cell>
          <table:table-cell table:formula="of:=[.M21]*(25/914)" office:value-type="float" office:value="17.2045951859956">
            <text:p>17,204595186</text:p>
          </table:table-cell>
          <table:table-cell table:formula="of:=[.O21]*(10^5/575)" office:value-type="float" office:value="54434.7826086957">
            <text:p>54434,7826086957</text:p>
          </table:table-cell>
          <table:table-cell/>
          <table:table-cell table:formula="of:=ABS([.K21]-[.K50])" office:value-type="float" office:value="4542.6665910807">
            <text:p>4542,6665910807</text:p>
          </table:table-cell>
          <table:table-cell table:formula="of:=ABS([.E21]-[.E50])" office:value-type="float" office:value="1865.15834475209">
            <text:p>1865,1583447521</text:p>
          </table:table-cell>
          <table:table-cell table:formula="of:=ABS(4-[.Q50])" office:value-type="float" office:value="57459.074">
            <text:p>57459,074</text:p>
          </table:table-cell>
          <table:table-cell table:number-columns-repeated="4"/>
        </table:table-row>
        <table:table-row table:style-name="ro1">
          <table:table-cell table:formula="of:=[.A21]+37" office:value-type="float" office:value="666">
            <text:p>666</text:p>
          </table:table-cell>
          <table:table-cell office:value-type="float" office:value="570">
            <text:p>570</text:p>
          </table:table-cell>
          <table:table-cell table:formula="of:=575-[.B22]" office:value-type="float" office:value="5">
            <text:p>5</text:p>
          </table:table-cell>
          <table:table-cell table:formula="of:=[.A22]*(25/914)" office:value-type="float" office:value="18.2166301969365">
            <text:p>18,2166301969</text:p>
          </table:table-cell>
          <table:table-cell table:formula="of:=[.C22]*(10^5/575)" office:value-type="float" office:value="869.565217391304">
            <text:p>869,5652173913</text:p>
          </table:table-cell>
          <table:table-cell/>
          <table:table-cell table:formula="of:=[.G21]+37" office:value-type="float" office:value="666">
            <text:p>666</text:p>
          </table:table-cell>
          <table:table-cell office:value-type="float" office:value="327">
            <text:p>327</text:p>
          </table:table-cell>
          <table:table-cell table:formula="of:=575-[.H22]" office:value-type="float" office:value="248">
            <text:p>248</text:p>
          </table:table-cell>
          <table:table-cell table:formula="of:=[.G22]*(25/914)" office:value-type="float" office:value="18.2166301969365">
            <text:p>18,2166301969</text:p>
          </table:table-cell>
          <table:table-cell table:formula="of:=[.I22]*(10^5/575)" office:value-type="float" office:value="43130.4347826087">
            <text:p>43130,4347826087</text:p>
          </table:table-cell>
          <table:table-cell/>
          <table:table-cell table:formula="of:=[.M21]+37" office:value-type="float" office:value="666">
            <text:p>666</text:p>
          </table:table-cell>
          <table:table-cell office:value-type="float" office:value="253">
            <text:p>253</text:p>
          </table:table-cell>
          <table:table-cell table:formula="of:=575-[.N22]" office:value-type="float" office:value="322">
            <text:p>322</text:p>
          </table:table-cell>
          <table:table-cell table:formula="of:=[.M22]*(25/914)" office:value-type="float" office:value="18.2166301969365">
            <text:p>18,2166301969</text:p>
          </table:table-cell>
          <table:table-cell table:formula="of:=[.O22]*(10^5/575)" office:value-type="float" office:value="56000">
            <text:p>56000</text:p>
          </table:table-cell>
          <table:table-cell/>
          <table:table-cell table:formula="of:=ABS([.K22]-[.K51])" office:value-type="float" office:value="6253.114478998">
            <text:p>6253,114478998</text:p>
          </table:table-cell>
          <table:table-cell table:formula="of:=ABS([.E22]-[.E51])" office:value-type="float" office:value="477.428028398786">
            <text:p>477,4280283988</text:p>
          </table:table-cell>
          <table:table-cell table:formula="of:=ABS(4-[.Q51])" office:value-type="float" office:value="61771.5609602">
            <text:p>61771,5609602</text:p>
          </table:table-cell>
          <table:table-cell table:number-columns-repeated="4"/>
        </table:table-row>
        <table:table-row table:style-name="ro1">
          <table:table-cell table:formula="of:=[.A22]+37" office:value-type="float" office:value="703">
            <text:p>703</text:p>
          </table:table-cell>
          <table:table-cell office:value-type="float" office:value="573">
            <text:p>573</text:p>
          </table:table-cell>
          <table:table-cell table:formula="of:=575-[.B23]" office:value-type="float" office:value="2">
            <text:p>2</text:p>
          </table:table-cell>
          <table:table-cell table:formula="of:=[.A23]*(25/914)" office:value-type="float" office:value="19.2286652078775">
            <text:p>19,2286652079</text:p>
          </table:table-cell>
          <table:table-cell table:formula="of:=[.C23]*(10^5/575)" office:value-type="float" office:value="347.826086956522">
            <text:p>347,8260869565</text:p>
          </table:table-cell>
          <table:table-cell/>
          <table:table-cell table:formula="of:=[.G22]+37" office:value-type="float" office:value="703">
            <text:p>703</text:p>
          </table:table-cell>
          <table:table-cell office:value-type="float" office:value="330">
            <text:p>330</text:p>
          </table:table-cell>
          <table:table-cell table:formula="of:=575-[.H23]" office:value-type="float" office:value="245">
            <text:p>245</text:p>
          </table:table-cell>
          <table:table-cell table:formula="of:=[.G23]*(25/914)" office:value-type="float" office:value="19.2286652078775">
            <text:p>19,2286652079</text:p>
          </table:table-cell>
          <table:table-cell table:formula="of:=[.I23]*(10^5/575)" office:value-type="float" office:value="42608.6956521739">
            <text:p>42608,6956521739</text:p>
          </table:table-cell>
          <table:table-cell/>
          <table:table-cell table:formula="of:=[.M22]+37" office:value-type="float" office:value="703">
            <text:p>703</text:p>
          </table:table-cell>
          <table:table-cell office:value-type="float" office:value="249">
            <text:p>249</text:p>
          </table:table-cell>
          <table:table-cell table:formula="of:=575-[.N23]" office:value-type="float" office:value="326">
            <text:p>326</text:p>
          </table:table-cell>
          <table:table-cell table:formula="of:=[.M23]*(25/914)" office:value-type="float" office:value="19.2286652078775">
            <text:p>19,2286652079</text:p>
          </table:table-cell>
          <table:table-cell table:formula="of:=[.O23]*(10^5/575)" office:value-type="float" office:value="56695.652173913">
            <text:p>56695,652173913</text:p>
          </table:table-cell>
          <table:table-cell/>
          <table:table-cell table:formula="of:=ABS([.K23]-[.K52])" office:value-type="float" office:value="6785.05568065821">
            <text:p>6785,0556806582</text:p>
          </table:table-cell>
          <table:table-cell table:formula="of:=ABS([.E23]-[.E52])" office:value-type="float" office:value="167.05694688076">
            <text:p>167,0569468808</text:p>
          </table:table-cell>
          <table:table-cell table:formula="of:=ABS(4-[.Q52])" office:value-type="float" office:value="63657.00451107">
            <text:p>63657,00451107</text:p>
          </table:table-cell>
          <table:table-cell table:number-columns-repeated="4"/>
        </table:table-row>
        <table:table-row table:style-name="ro1">
          <table:table-cell table:formula="of:=[.A23]+37" office:value-type="float" office:value="740">
            <text:p>740</text:p>
          </table:table-cell>
          <table:table-cell office:value-type="float" office:value="575">
            <text:p>575</text:p>
          </table:table-cell>
          <table:table-cell table:formula="of:=575-[.B24]" office:value-type="float" office:value="0">
            <text:p>0</text:p>
          </table:table-cell>
          <table:table-cell table:formula="of:=[.A24]*(25/914)" office:value-type="float" office:value="20.2407002188184">
            <text:p>20,2407002188</text:p>
          </table:table-cell>
          <table:table-cell table:formula="of:=[.C24]*(10^5/575)" office:value-type="float" office:value="0">
            <text:p>0</text:p>
          </table:table-cell>
          <table:table-cell/>
          <table:table-cell table:formula="of:=[.G23]+37" office:value-type="float" office:value="740">
            <text:p>740</text:p>
          </table:table-cell>
          <table:table-cell office:value-type="float" office:value="332">
            <text:p>332</text:p>
          </table:table-cell>
          <table:table-cell table:formula="of:=575-[.H24]" office:value-type="float" office:value="243">
            <text:p>243</text:p>
          </table:table-cell>
          <table:table-cell table:formula="of:=[.G24]*(25/914)" office:value-type="float" office:value="20.2407002188184">
            <text:p>20,2407002188</text:p>
          </table:table-cell>
          <table:table-cell table:formula="of:=[.I24]*(10^5/575)" office:value-type="float" office:value="42260.8695652174">
            <text:p>42260,8695652174</text:p>
          </table:table-cell>
          <table:table-cell/>
          <table:table-cell table:formula="of:=[.M23]+37" office:value-type="float" office:value="740">
            <text:p>740</text:p>
          </table:table-cell>
          <table:table-cell office:value-type="float" office:value="247">
            <text:p>247</text:p>
          </table:table-cell>
          <table:table-cell table:formula="of:=575-[.N24]" office:value-type="float" office:value="328">
            <text:p>328</text:p>
          </table:table-cell>
          <table:table-cell table:formula="of:=[.M24]*(25/914)" office:value-type="float" office:value="20.2407002188184">
            <text:p>20,2407002188</text:p>
          </table:table-cell>
          <table:table-cell table:formula="of:=[.O24]*(10^5/575)" office:value-type="float" office:value="57043.4782608696">
            <text:p>57043,4782608696</text:p>
          </table:table-cell>
          <table:table-cell/>
          <table:table-cell table:formula="of:=ABS([.K24]-[.K53])" office:value-type="float" office:value="6828.4868392084">
            <text:p>6828,4868392084</text:p>
          </table:table-cell>
          <table:table-cell table:formula="of:=ABS([.E24]-[.E53])" office:value-type="float" office:value="185.304031994814">
            <text:p>185,3040319948</text:p>
          </table:table-cell>
          <table:table-cell table:formula="of:=ABS(4-[.Q53])" office:value-type="float" office:value="64376.325875394">
            <text:p>64376,325875394</text:p>
          </table:table-cell>
          <table:table-cell table:number-columns-repeated="4"/>
        </table:table-row>
        <table:table-row table:style-name="ro1">
          <table:table-cell table:formula="of:=[.A24]+37" office:value-type="float" office:value="777">
            <text:p>777</text:p>
          </table:table-cell>
          <table:table-cell office:value-type="float" office:value="575">
            <text:p>575</text:p>
          </table:table-cell>
          <table:table-cell table:formula="of:=575-[.B25]" office:value-type="float" office:value="0">
            <text:p>0</text:p>
          </table:table-cell>
          <table:table-cell table:formula="of:=[.A25]*(25/914)" office:value-type="float" office:value="21.2527352297593">
            <text:p>21,2527352298</text:p>
          </table:table-cell>
          <table:table-cell table:formula="of:=[.C25]*(10^5/575)" office:value-type="float" office:value="0">
            <text:p>0</text:p>
          </table:table-cell>
          <table:table-cell/>
          <table:table-cell table:formula="of:=[.G24]+37" office:value-type="float" office:value="777">
            <text:p>777</text:p>
          </table:table-cell>
          <table:table-cell office:value-type="float" office:value="334">
            <text:p>334</text:p>
          </table:table-cell>
          <table:table-cell table:formula="of:=575-[.H25]" office:value-type="float" office:value="241">
            <text:p>241</text:p>
          </table:table-cell>
          <table:table-cell table:formula="of:=[.G25]*(25/914)" office:value-type="float" office:value="21.2527352297593">
            <text:p>21,2527352298</text:p>
          </table:table-cell>
          <table:table-cell table:formula="of:=[.I25]*(10^5/575)" office:value-type="float" office:value="41913.0434782609">
            <text:p>41913,0434782609</text:p>
          </table:table-cell>
          <table:table-cell/>
          <table:table-cell table:formula="of:=[.M24]+37" office:value-type="float" office:value="777">
            <text:p>777</text:p>
          </table:table-cell>
          <table:table-cell office:value-type="float" office:value="245">
            <text:p>245</text:p>
          </table:table-cell>
          <table:table-cell table:formula="of:=575-[.N25]" office:value-type="float" office:value="330">
            <text:p>330</text:p>
          </table:table-cell>
          <table:table-cell table:formula="of:=[.M25]*(25/914)" office:value-type="float" office:value="21.2527352297593">
            <text:p>21,2527352298</text:p>
          </table:table-cell>
          <table:table-cell table:formula="of:=[.O25]*(10^5/575)" office:value-type="float" office:value="57391.3043478261">
            <text:p>57391,3043478261</text:p>
          </table:table-cell>
          <table:table-cell/>
          <table:table-cell table:formula="of:=ABS([.K25]-[.K54])" office:value-type="float" office:value="6619.93452096307">
            <text:p>6619,9345209631</text:p>
          </table:table-cell>
          <table:table-cell table:formula="of:=ABS([.E25]-[.E54])" office:value-type="float" office:value="65.15215592167">
            <text:p>65,1521559217</text:p>
          </table:table-cell>
          <table:table-cell table:formula="of:=ABS(4-[.Q54])" office:value-type="float" office:value="64635.5662161471">
            <text:p>64635,5662161471</text:p>
          </table:table-cell>
          <table:table-cell table:number-columns-repeated="4"/>
        </table:table-row>
        <table:table-row table:style-name="ro1">
          <table:table-cell table:formula="of:=[.A25]+37" office:value-type="float" office:value="814">
            <text:p>814</text:p>
          </table:table-cell>
          <table:table-cell office:value-type="float" office:value="575">
            <text:p>575</text:p>
          </table:table-cell>
          <table:table-cell table:formula="of:=575-[.B26]" office:value-type="float" office:value="0">
            <text:p>0</text:p>
          </table:table-cell>
          <table:table-cell table:formula="of:=[.A26]*(25/914)" office:value-type="float" office:value="22.2647702407002">
            <text:p>22,2647702407</text:p>
          </table:table-cell>
          <table:table-cell table:formula="of:=[.C26]*(10^5/575)" office:value-type="float" office:value="0">
            <text:p>0</text:p>
          </table:table-cell>
          <table:table-cell/>
          <table:table-cell table:formula="of:=[.G25]+37" office:value-type="float" office:value="814">
            <text:p>814</text:p>
          </table:table-cell>
          <table:table-cell office:value-type="float" office:value="334">
            <text:p>334</text:p>
          </table:table-cell>
          <table:table-cell table:formula="of:=575-[.H26]" office:value-type="float" office:value="241">
            <text:p>241</text:p>
          </table:table-cell>
          <table:table-cell table:formula="of:=[.G26]*(25/914)" office:value-type="float" office:value="22.2647702407002">
            <text:p>22,2647702407</text:p>
          </table:table-cell>
          <table:table-cell table:formula="of:=[.I26]*(10^5/575)" office:value-type="float" office:value="41913.0434782609">
            <text:p>41913,0434782609</text:p>
          </table:table-cell>
          <table:table-cell/>
          <table:table-cell table:formula="of:=[.M25]+37" office:value-type="float" office:value="814">
            <text:p>814</text:p>
          </table:table-cell>
          <table:table-cell office:value-type="float" office:value="243">
            <text:p>243</text:p>
          </table:table-cell>
          <table:table-cell table:formula="of:=575-[.N26]" office:value-type="float" office:value="332">
            <text:p>332</text:p>
          </table:table-cell>
          <table:table-cell table:formula="of:=[.M26]*(25/914)" office:value-type="float" office:value="22.2647702407002">
            <text:p>22,2647702407</text:p>
          </table:table-cell>
          <table:table-cell table:formula="of:=[.O26]*(10^5/575)" office:value-type="float" office:value="57739.1304347826">
            <text:p>57739,1304347826</text:p>
          </table:table-cell>
          <table:table-cell/>
          <table:table-cell table:formula="of:=ABS([.K26]-[.K55])" office:value-type="float" office:value="6668.71014206517">
            <text:p>6668,7101420652</text:p>
          </table:table-cell>
          <table:table-cell table:formula="of:=ABS([.E26]-[.E55])" office:value-type="float" office:value="22.7147587364213">
            <text:p>22,7147587364</text:p>
          </table:table-cell>
          <table:table-cell table:formula="of:=ABS(4-[.Q55])" office:value-type="float" office:value="64726.7140822785">
            <text:p>64726,7140822785</text:p>
          </table:table-cell>
          <table:table-cell table:number-columns-repeated="4"/>
        </table:table-row>
        <table:table-row table:style-name="ro1">
          <table:table-cell table:formula="of:=[.A26]+37" office:value-type="float" office:value="851">
            <text:p>851</text:p>
          </table:table-cell>
          <table:table-cell office:value-type="float" office:value="575">
            <text:p>575</text:p>
          </table:table-cell>
          <table:table-cell table:formula="of:=575-[.B27]" office:value-type="float" office:value="0">
            <text:p>0</text:p>
          </table:table-cell>
          <table:table-cell table:formula="of:=[.A27]*(25/914)" office:value-type="float" office:value="23.2768052516411">
            <text:p>23,2768052516</text:p>
          </table:table-cell>
          <table:table-cell table:formula="of:=[.C27]*(10^5/575)" office:value-type="float" office:value="0">
            <text:p>0</text:p>
          </table:table-cell>
          <table:table-cell/>
          <table:table-cell table:formula="of:=[.G26]+37" office:value-type="float" office:value="851">
            <text:p>851</text:p>
          </table:table-cell>
          <table:table-cell office:value-type="float" office:value="334">
            <text:p>334</text:p>
          </table:table-cell>
          <table:table-cell table:formula="of:=575-[.H27]" office:value-type="float" office:value="241">
            <text:p>241</text:p>
          </table:table-cell>
          <table:table-cell table:formula="of:=[.G27]*(25/914)" office:value-type="float" office:value="23.2768052516411">
            <text:p>23,2768052516</text:p>
          </table:table-cell>
          <table:table-cell table:formula="of:=[.I27]*(10^5/575)" office:value-type="float" office:value="41913.0434782609">
            <text:p>41913,0434782609</text:p>
          </table:table-cell>
          <table:table-cell/>
          <table:table-cell table:formula="of:=[.M26]+37" office:value-type="float" office:value="851">
            <text:p>851</text:p>
          </table:table-cell>
          <table:table-cell office:value-type="float" office:value="243">
            <text:p>243</text:p>
          </table:table-cell>
          <table:table-cell table:formula="of:=575-[.N27]" office:value-type="float" office:value="332">
            <text:p>332</text:p>
          </table:table-cell>
          <table:table-cell table:formula="of:=[.M27]*(25/914)" office:value-type="float" office:value="23.2768052516411">
            <text:p>23,2768052516</text:p>
          </table:table-cell>
          <table:table-cell table:formula="of:=[.O27]*(10^5/575)" office:value-type="float" office:value="57739.1304347826">
            <text:p>57739,1304347826</text:p>
          </table:table-cell>
          <table:table-cell/>
          <table:table-cell table:formula="of:=ABS([.K27]-[.K56])" office:value-type="float" office:value="6685.69185630677">
            <text:p>6685,6918563068</text:p>
          </table:table-cell>
          <table:table-cell table:formula="of:=ABS([.E27]-[.E56])" office:value-type="float" office:value="7.8958107480474">
            <text:p>7,895810748</text:p>
          </table:table-cell>
          <table:table-cell table:formula="of:=ABS(4-[.Q56])" office:value-type="float" office:value="64758.4920297498">
            <text:p>64758,4920297498</text:p>
          </table:table-cell>
          <table:table-cell table:number-columns-repeated="4"/>
        </table:table-row>
        <table:table-row table:style-name="ro1">
          <table:table-cell table:formula="of:=[.A27]+37" office:value-type="float" office:value="888">
            <text:p>888</text:p>
          </table:table-cell>
          <table:table-cell office:value-type="float" office:value="575">
            <text:p>575</text:p>
          </table:table-cell>
          <table:table-cell table:formula="of:=575-[.B28]" office:value-type="float" office:value="0">
            <text:p>0</text:p>
          </table:table-cell>
          <table:table-cell table:formula="of:=[.A28]*(25/914)" office:value-type="float" office:value="24.2888402625821">
            <text:p>24,2888402626</text:p>
          </table:table-cell>
          <table:table-cell table:formula="of:=[.C28]*(10^5/575)" office:value-type="float" office:value="0">
            <text:p>0</text:p>
          </table:table-cell>
          <table:table-cell/>
          <table:table-cell table:formula="of:=[.G27]+37" office:value-type="float" office:value="888">
            <text:p>888</text:p>
          </table:table-cell>
          <table:table-cell office:value-type="float" office:value="334">
            <text:p>334</text:p>
          </table:table-cell>
          <table:table-cell table:formula="of:=575-[.H28]" office:value-type="float" office:value="241">
            <text:p>241</text:p>
          </table:table-cell>
          <table:table-cell table:formula="of:=[.G28]*(25/914)" office:value-type="float" office:value="24.2888402625821">
            <text:p>24,2888402626</text:p>
          </table:table-cell>
          <table:table-cell table:formula="of:=[.I28]*(10^5/575)" office:value-type="float" office:value="41913.0434782609">
            <text:p>41913,0434782609</text:p>
          </table:table-cell>
          <table:table-cell/>
          <table:table-cell table:formula="of:=[.M27]+37" office:value-type="float" office:value="888">
            <text:p>888</text:p>
          </table:table-cell>
          <table:table-cell office:value-type="float" office:value="243">
            <text:p>243</text:p>
          </table:table-cell>
          <table:table-cell table:formula="of:=575-[.N28]" office:value-type="float" office:value="332">
            <text:p>332</text:p>
          </table:table-cell>
          <table:table-cell table:formula="of:=[.M28]*(25/914)" office:value-type="float" office:value="24.2888402625821">
            <text:p>24,2888402626</text:p>
          </table:table-cell>
          <table:table-cell table:formula="of:=[.O28]*(10^5/575)" office:value-type="float" office:value="57739.1304347826">
            <text:p>57739,1304347826</text:p>
          </table:table-cell>
          <table:table-cell/>
          <table:table-cell table:formula="of:=ABS([.K28]-[.K57])" office:value-type="float" office:value="6691.59197603667">
            <text:p>6691,5919760367</text:p>
          </table:table-cell>
          <table:table-cell table:formula="of:=ABS([.E28]-[.E57])" office:value-type="float" office:value="2.74179543104949">
            <text:p>2,741795431</text:p>
          </table:table-cell>
          <table:table-cell table:formula="of:=ABS(4-[.Q57])" office:value-type="float" office:value="64769.5382689859">
            <text:p>64769,5382689859</text:p>
          </table:table-cell>
          <table:table-cell table:number-columns-repeated="4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575">
            <text:p>575</text:p>
          </table:table-cell>
          <table:table-cell table:formula="of:=575-[.B29]" office:value-type="float" office:value="0">
            <text:p>0</text:p>
          </table:table-cell>
          <table:table-cell table:formula="of:=[.A29]*(25/914)" office:value-type="float" office:value="25">
            <text:p>25</text:p>
          </table:table-cell>
          <table:table-cell table:formula="of:=[.C29]*(10^5/575)" office:value-type="float" office:value="0">
            <text:p>0</text:p>
          </table:table-cell>
          <table:table-cell/>
          <table:table-cell office:value-type="float" office:value="914">
            <text:p>914</text:p>
          </table:table-cell>
          <table:table-cell office:value-type="float" office:value="334">
            <text:p>334</text:p>
          </table:table-cell>
          <table:table-cell table:formula="of:=575-[.H29]" office:value-type="float" office:value="241">
            <text:p>241</text:p>
          </table:table-cell>
          <table:table-cell table:formula="of:=[.G29]*(25/914)" office:value-type="float" office:value="25">
            <text:p>25</text:p>
          </table:table-cell>
          <table:table-cell table:formula="of:=[.I29]*(10^5/575)" office:value-type="float" office:value="41913.0434782609">
            <text:p>41913,0434782609</text:p>
          </table:table-cell>
          <table:table-cell/>
          <table:table-cell office:value-type="float" office:value="914">
            <text:p>914</text:p>
          </table:table-cell>
          <table:table-cell office:value-type="float" office:value="243">
            <text:p>243</text:p>
          </table:table-cell>
          <table:table-cell table:formula="of:=575-[.N29]" office:value-type="float" office:value="332">
            <text:p>332</text:p>
          </table:table-cell>
          <table:table-cell table:formula="of:=[.M29]*(25/914)" office:value-type="float" office:value="25">
            <text:p>25</text:p>
          </table:table-cell>
          <table:table-cell table:formula="of:=[.O29]*(10^5/575)" office:value-type="float" office:value="57739.1304347826">
            <text:p>57739,1304347826</text:p>
          </table:table-cell>
          <table:table-cell/>
          <table:table-cell table:formula="of:=ABS([.K29]-[.K58])" office:value-type="float" office:value="6693.64043089607">
            <text:p>6693,6404308961</text:p>
          </table:table-cell>
          <table:table-cell table:formula="of:=ABS([.E29]-[.E58])" office:value-type="float" office:value="0.951736687111683">
            <text:p>0,9517366871</text:p>
          </table:table-cell>
          <table:table-cell table:formula="of:=ABS(4-[.Q58])" office:value-type="float" office:value="64773.3740407938">
            <text:p>64773,3740407938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infectés</text:p>
          </table:table-cell>
          <table:table-cell table:number-columns-repeated="5"/>
          <table:table-cell office:value-type="string">
            <text:p>sain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1" office:value-type="float" office:value="99990">
            <text:p>9999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17.2100000002597">
            <text:p>17,2100000003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" office:value-type="float" office:value="99968.7899999992">
            <text:p>99968,7899999992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" table:formula="of:= 0.0100000000003605 + 13.9900000005043" office:value-type="float" office:value="14.0000000005047">
            <text:p>14,0000000005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29.6106670654381">
            <text:p>29,6106670654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 office:value-type="float" office:value="99932.2953329323">
            <text:p>99932,2953329323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 table:formula="of:= 0.0272100000012402 + 38.0667900017351" office:value-type="float" office:value="38.0940000017363">
            <text:p>38,0940000017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style-name="ce1" office:value-type="float" office:value="50.9237134270733">
            <text:p>50,9237134271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" office:value-type="float" office:value="99869.5273526781">
            <text:p>99869,5273526781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 0.056820667067744 + 79.4921132277738" office:value-type="float" office:value="79.5489338948416">
            <text:p>79,5489338948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87.5095762578587">
            <text:p>87,5095762579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" office:value-type="float" office:value="99761.6482910468">
            <text:p>99761,6482910468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 0.107744380496647 +150.734388314809" office:value-type="float" office:value="150.842132695305">
            <text:p>150,84213269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1" office:value-type="float" office:value="150.180099744978">
            <text:p>150,18009974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" office:value-type="float" office:value="99576.4643607943">
            <text:p>99576,4643607943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" office:value-type="float" office:value="273.160285503937">
            <text:p>273,16028550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1" office:value-type="float" office:value="257.142576619993">
            <text:p>257,14257662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1" office:value-type="float" office:value="99259.2497442689">
            <text:p>99259,2497442689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1" office:value-type="float" office:value="483.262245054643">
            <text:p>483,26224505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office:value-type="float" office:value="438.556468231772">
            <text:p>438,5564682318</text:p>
          </table:table-cell>
          <table:table-cell table:number-columns-repeated="4"/>
          <table:table-cell office:value-type="float" office:value="7">
            <text:p>7</text:p>
          </table:table-cell>
          <table:table-cell table:style-name="ce1" office:value-type="float" office:value="98717.8362453764">
            <text:p>98717,8362453764</text:p>
          </table:table-cell>
          <table:table-cell table:number-columns-repeated="4"/>
          <table:table-cell office:value-type="float" office:value="7">
            <text:p>7</text:p>
          </table:table-cell>
          <table:table-cell table:style-name="ce1" office:value-type="float" office:value="843.604709758704">
            <text:p>843,60470975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742.921107586465">
            <text:p>742,9211075865</text:p>
          </table:table-cell>
          <table:table-cell table:number-columns-repeated="4"/>
          <table:table-cell office:value-type="float" office:value="8">
            <text:p>8</text:p>
          </table:table-cell>
          <table:table-cell table:style-name="ce1" office:value-type="float" office:value="97799.4925504759">
            <text:p>97799,4925504759</text:p>
          </table:table-cell>
          <table:table-cell table:number-columns-repeated="4"/>
          <table:table-cell office:value-type="float" office:value="8">
            <text:p>8</text:p>
          </table:table-cell>
          <table:table-cell table:style-name="ce1" office:value-type="float" office:value="1457.54520883624">
            <text:p>1457,54520883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1" office:value-type="float" office:value="1244.04716694764">
            <text:p>1244,0471669476</text:p>
          </table:table-cell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96258.2769404586">
            <text:p>96258,2769404586</text:p>
          </table:table-cell>
          <table:table-cell table:number-columns-repeated="4"/>
          <table:table-cell office:value-type="float" office:value="9">
            <text:p>9</text:p>
          </table:table-cell>
          <table:table-cell table:style-name="ce1" office:value-type="float" office:value="2497.59183838476">
            <text:p>2497,59183838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1" office:value-type="float" office:value="2042.52918494404">
            <text:p>2042,529184944</text:p>
          </table:table-cell>
          <table:table-cell table:number-columns-repeated="4"/>
          <table:table-cell office:value-type="float" office:value="10">
            <text:p>10</text:p>
          </table:table-cell>
          <table:table-cell table:style-name="ce1" office:value-type="float" office:value="93718.1288886796">
            <text:p>93718,128888679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4239.31382500036">
            <text:p>4239,31382500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1" office:value-type="float" office:value="3243.45527724382">
            <text:p>3243,4552772438</text:p>
          </table:table-cell>
          <table:table-cell table:number-columns-repeated="4"/>
          <table:table-cell office:value-type="float" office:value="11">
            <text:p>11</text:p>
          </table:table-cell>
          <table:table-cell table:style-name="ce1" office:value-type="float" office:value="89657.6619373741">
            <text:p>89657,6619373741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7098.81215482107">
            <text:p>7098,81215482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1" office:value-type="float" office:value="4871.11582031248">
            <text:p>4871,1158203125</text:p>
          </table:table-cell>
          <table:table-cell table:number-columns-repeated="4"/>
          <table:table-cell office:value-type="float" office:value="12">
            <text:p>12</text:p>
          </table:table-cell>
          <table:table-cell table:style-name="ce1" office:value-type="float" office:value="83489.1640060502">
            <text:p>83489,164006050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1639.406087799">
            <text:p>11639,4060877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1" office:value-type="float" office:value="6678.21340914196">
            <text:p>6678,213409142</text:p>
          </table:table-cell>
          <table:table-cell table:number-columns-repeated="4"/>
          <table:table-cell office:value-type="float" office:value="13">
            <text:p>13</text:p>
          </table:table-cell>
          <table:table-cell table:style-name="ce1" office:value-type="float" office:value="74862.5042686567">
            <text:p>74862,5042686567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18459.0971205426">
            <text:p>18459,09712054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1" office:value-type="float" office:value="7933.66754216547">
            <text:p>7933,6675421655</text:p>
          </table:table-cell>
          <table:table-cell table:number-columns-repeated="4"/>
          <table:table-cell office:value-type="float" office:value="14">
            <text:p>14</text:p>
          </table:table-cell>
          <table:table-cell table:style-name="ce1" office:value-type="float" office:value="64257.5513627466">
            <text:p>64257,5513627466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27808.9097120543">
            <text:p>27808,90971205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1" office:value-type="float" office:value="7640.43100455721">
            <text:p>7640,4310045572</text:p>
          </table:table-cell>
          <table:table-cell table:number-columns-repeated="4"/>
          <table:table-cell office:value-type="float" office:value="15">
            <text:p>15</text:p>
          </table:table-cell>
          <table:table-cell table:style-name="ce1" office:value-type="float" office:value="53443.6533413437">
            <text:p>53443,6533413437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38888.181">
            <text:p>38888,1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5605.42705844334">
            <text:p>5605,4270584433</text:p>
          </table:table-cell>
          <table:table-cell table:number-columns-repeated="4"/>
          <table:table-cell office:value-type="float" office:value="16">
            <text:p>16</text:p>
          </table:table-cell>
          <table:table-cell table:style-name="ce1" office:value-type="float" office:value="44782.05388122">
            <text:p>44782,0538812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49617.0810130794">
            <text:p>49617,08101307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1" office:value-type="float" office:value="3082.54964909992">
            <text:p>3082,5496490999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39457.3334089193">
            <text:p>39457,3334089193</text:p>
          </table:table-cell>
          <table:table-cell table:number-columns-repeated="4"/>
          <table:table-cell office:value-type="float" office:value="17">
            <text:p>17</text:p>
          </table:table-cell>
          <table:table-cell table:style-name="ce1" table:formula="of:=57419.074 + 44" office:value-type="float" office:value="57463.074">
            <text:p>57463,0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1" office:value-type="float" office:value="1346.99324579009">
            <text:p>1346,9932457901</text:p>
          </table:table-cell>
          <table:table-cell table:number-columns-repeated="4"/>
          <table:table-cell office:value-type="float" office:value="18">
            <text:p>18</text:p>
          </table:table-cell>
          <table:table-cell table:style-name="ce1" office:value-type="float" office:value="36877.3203036107">
            <text:p>36877,3203036107</text:p>
          </table:table-cell>
          <table:table-cell table:number-columns-repeated="4"/>
          <table:table-cell office:value-type="float" office:value="18">
            <text:p>18</text:p>
          </table:table-cell>
          <table:table-cell table:formula="of:= 61731.5609602 +44" office:value-type="float" office:value="61775.5609602">
            <text:p>61775,56096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1" office:value-type="float" office:value="514.883033837282">
            <text:p>514,8830338373</text:p>
          </table:table-cell>
          <table:table-cell table:number-columns-repeated="4"/>
          <table:table-cell office:value-type="float" office:value="19">
            <text:p>19</text:p>
          </table:table-cell>
          <table:table-cell table:style-name="ce1" office:value-type="float" office:value="35823.6399715157">
            <text:p>35823,6399715157</text:p>
          </table:table-cell>
          <table:table-cell table:number-columns-repeated="4"/>
          <table:table-cell office:value-type="float" office:value="19">
            <text:p>19</text:p>
          </table:table-cell>
          <table:table-cell table:formula="of:= 45 + 63616.00451107" office:value-type="float" office:value="63661.00451107">
            <text:p>63661,00451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1" office:value-type="float" office:value="185.304031994814">
            <text:p>185,3040319948</text:p>
          </table:table-cell>
          <table:table-cell table:number-columns-repeated="4"/>
          <table:table-cell office:value-type="float" office:value="20">
            <text:p>20</text:p>
          </table:table-cell>
          <table:table-cell table:style-name="ce1" office:value-type="float" office:value="35432.382726009">
            <text:p>35432,382726009</text:p>
          </table:table-cell>
          <table:table-cell table:number-columns-repeated="4"/>
          <table:table-cell office:value-type="float" office:value="20">
            <text:p>20</text:p>
          </table:table-cell>
          <table:table-cell table:style-name="ce1" table:formula="of:=64336.325875394 + 44" office:value-type="float" office:value="64380.325875394">
            <text:p>64380,3258753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style-name="ce1" office:value-type="float" office:value="65.15215592167">
            <text:p>65,1521559217</text:p>
          </table:table-cell>
          <table:table-cell table:number-columns-repeated="4"/>
          <table:table-cell office:value-type="float" office:value="21">
            <text:p>21</text:p>
          </table:table-cell>
          <table:table-cell table:style-name="ce1" office:value-type="float" office:value="35293.1089572978">
            <text:p>35293,1089572978</text:p>
          </table:table-cell>
          <table:table-cell table:number-columns-repeated="4"/>
          <table:table-cell office:value-type="float" office:value="21">
            <text:p>21</text:p>
          </table:table-cell>
          <table:table-cell table:style-name="ce1" table:formula="of:=64595.5662161471 +44" office:value-type="float" office:value="64639.5662161471">
            <text:p>64639,56621614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style-name="ce1" office:value-type="float" office:value="22.7147587364213">
            <text:p>22,7147587364</text:p>
          </table:table-cell>
          <table:table-cell table:number-columns-repeated="4"/>
          <table:table-cell office:value-type="float" office:value="22">
            <text:p>22</text:p>
          </table:table-cell>
          <table:table-cell table:style-name="ce1" office:value-type="float" office:value="35244.3333361957">
            <text:p>35244,3333361957</text:p>
          </table:table-cell>
          <table:table-cell table:number-columns-repeated="4"/>
          <table:table-cell office:value-type="float" office:value="22">
            <text:p>22</text:p>
          </table:table-cell>
          <table:table-cell table:style-name="ce1" table:formula="of:=64686.7140822786+44" office:value-type="float" office:value="64730.7140822785">
            <text:p>64730,71408227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style-name="ce1" office:value-type="float" office:value="7.8958107480474">
            <text:p>7,895810748</text:p>
          </table:table-cell>
          <table:table-cell table:number-columns-repeated="4"/>
          <table:table-cell office:value-type="float" office:value="23">
            <text:p>23</text:p>
          </table:table-cell>
          <table:table-cell table:style-name="ce1" office:value-type="float" office:value="35227.3516219541">
            <text:p>35227,3516219541</text:p>
          </table:table-cell>
          <table:table-cell table:number-columns-repeated="4"/>
          <table:table-cell office:value-type="float" office:value="23">
            <text:p>23</text:p>
          </table:table-cell>
          <table:table-cell table:style-name="ce1" table:formula="of:=64718.4920297498+44" office:value-type="float" office:value="64762.4920297498">
            <text:p>64762,49202974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style-name="ce1" office:value-type="float" office:value="2.74179543104949">
            <text:p>2,741795431</text:p>
          </table:table-cell>
          <table:table-cell table:number-columns-repeated="4"/>
          <table:table-cell office:value-type="float" office:value="24">
            <text:p>24</text:p>
          </table:table-cell>
          <table:table-cell table:style-name="ce1" office:value-type="float" office:value="35221.4515022242">
            <text:p>35221,4515022242</text:p>
          </table:table-cell>
          <table:table-cell table:number-columns-repeated="4"/>
          <table:table-cell office:value-type="float" office:value="24">
            <text:p>24</text:p>
          </table:table-cell>
          <table:table-cell table:style-name="ce1" table:formula="of:=64729.5382689859+44" office:value-type="float" office:value="64773.5382689859">
            <text:p>64773,53826898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style-name="ce1" office:value-type="float" office:value="0.951736687111683">
            <text:p>0,9517366871</text:p>
          </table:table-cell>
          <table:table-cell table:number-columns-repeated="4"/>
          <table:table-cell office:value-type="float" office:value="25">
            <text:p>25</text:p>
          </table:table-cell>
          <table:table-cell table:style-name="ce1" office:value-type="float" office:value="35219.4030473648">
            <text:p>35219,4030473648</text:p>
          </table:table-cell>
          <table:table-cell table:number-columns-repeated="4"/>
          <table:table-cell office:value-type="float" office:value="25">
            <text:p>25</text:p>
          </table:table-cell>
          <table:table-cell table:style-name="ce1" table:formula="of:=64733.3740407938+44" office:value-type="float" office:value="64777.3740407938">
            <text:p>64777,3740407938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"/>
          <table:table-cell table:number-columns-repeated="12"/>
        </table:table-row>
        <table:table-row table:style-name="ro1">
          <table:table-cell table:number-columns-repeated="12"/>
          <table:table-cell table:style-name="ce1"/>
          <table:table-cell table:number-columns-repeated="1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18/06/2018</text:date>, <text:time>16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23:15.92</meta:creation-date>
    <dc:date>2018-06-18T16:27:47.62</dc:date>
    <meta:editing-duration>PT1H44M</meta:editing-duration>
    <meta:editing-cycles>4</meta:editing-cycles>
    <meta:generator>OpenOffice/4.1.4$Win32 OpenOffice.org_project/414m5$Build-9788</meta:generator>
    <meta:document-statistic meta:table-count="3" meta:cell-count="665" meta:object-count="0"/>
    <meta:user-defined meta:name="qrichtext">1</meta:user-defined>
  </office:meta>
</office:document-meta>
</file>